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2.5764in"/>
    </style:style>
    <style:style style:name="co8" style:family="table-column">
      <style:table-column-properties fo:break-before="auto" style:column-width="2.2866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1.7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n_Convex_Irregular_results" table:style-name="ta1">
        <table:shapes>
          <draw:frame draw:z-index="0" draw:style-name="gr1" draw:text-style-name="P1" svg:width="6.2988in" svg:height="3.5429in" svg:x="5.5295in" svg:y="4.1287in">
            <draw:object draw:notify-on-update-of-ranges="Non_Convex_Irregular_results.D1:Non_Convex_Irregular_results.D1 Non_Convex_Irregular_results.G1:Non_Convex_Irregular_results.G1 Non_Convex_Irregular_results.J1:Non_Convex_Irregular_results.J1 Non_Convex_Irregular_results.D23:Non_Convex_Irregular_results.D23 Non_Convex_Irregular_results.G23:Non_Convex_Irregular_results.G23 Non_Convex_Irregular_results.J23:Non_Convex_Irregular_results.J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0685in" svg:y="4.1287in">
            <draw:object draw:notify-on-update-of-ranges="Non_Convex_Irregular_results.B1:Non_Convex_Irregular_results.C1 Non_Convex_Irregular_results.E1:Non_Convex_Irregular_results.F1 Non_Convex_Irregular_results.H1:Non_Convex_Irregular_results.I1 Non_Convex_Irregular_results.K1:Non_Convex_Irregular_results.K1 Non_Convex_Irregular_results.B23:Non_Convex_Irregular_results.C23 Non_Convex_Irregular_results.E23:Non_Convex_Irregular_results.F23 Non_Convex_Irregular_results.H23:Non_Convex_Irregular_results.I23 Non_Convex_Irregular_results.K23:Non_Convex_Irregular_results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itial obtuse triangles</text:p>
          </table:table-cell>
          <table:table-cell office:value-type="string" calcext:value-type="string">
            <text:p>Local Search obtuse triangles</text:p>
          </table:table-cell>
          <table:table-cell office:value-type="string" calcext:value-type="string">
            <text:p>Local Search Convergence Rate</text:p>
          </table:table-cell>
          <table:table-cell office:value-type="string" calcext:value-type="string">
            <text:p>Local Search Steiner points</text:p>
          </table:table-cell>
          <table:table-cell office:value-type="string" calcext:value-type="string">
            <text:p>Simulated Annealing obtuse triangles</text:p>
          </table:table-cell>
          <table:table-cell office:value-type="string" calcext:value-type="string">
            <text:p>Simulated Annealing Convergence Rate</text:p>
          </table:table-cell>
          <table:table-cell office:value-type="string" calcext:value-type="string">
            <text:p>Simulated Annealing Steiner points</text:p>
          </table:table-cell>
          <table:table-cell office:value-type="string" calcext:value-type="string">
            <text:p>Ant Colony obtuse triangles</text:p>
          </table:table-cell>
          <table:table-cell office:value-type="string" calcext:value-type="string">
            <text:p>Ant Colony Convergence Rate</text:p>
          </table:table-cell>
          <table:table-cell office:value-type="string" calcext:value-type="string">
            <text:p>Ant Colony Steiner points</text:p>
          </table:table-cell>
        </table:table-row>
        <table:table-row table:style-name="ro1">
          <table:table-cell office:value-type="string" calcext:value-type="string">
            <text:p>simple-polygon_10_272aa6e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95394" calcext:value-type="float">
            <text:p>0.7953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18221" calcext:value-type="float">
            <text:p>0.4182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.0146479" calcext:value-type="float">
            <text:p>0.0146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-polygon_10_297edd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09573" calcext:value-type="float">
            <text:p>0.7095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8491" calcext:value-type="float">
            <text:p>1.4849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519702" calcext:value-type="float">
            <text:p>0.00519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_20_0dda68ed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.677846" calcext:value-type="float">
            <text:p>0.67784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397945" calcext:value-type="float">
            <text:p>0.397945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116924" calcext:value-type="float">
            <text:p>0.1169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mple-polygon_20_35585ee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268127" calcext:value-type="float">
            <text:p>0.2681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719414" calcext:value-type="float">
            <text:p>0.071941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0.00543369" calcext:value-type="float">
            <text:p>0.00543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_20_4bd3c2e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71496" calcext:value-type="float">
            <text:p>0.714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07249" calcext:value-type="float">
            <text:p>0.407249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0.0028194" calcext:value-type="float">
            <text:p>0.0028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_40_12969fc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422587" calcext:value-type="float">
            <text:p>0.42258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25206" calcext:value-type="float">
            <text:p>0.25206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0.126597" calcext:value-type="float">
            <text:p>0.1265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ple-polygon_60_0347cd7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0.208611" calcext:value-type="float">
            <text:p>0.20861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.124638" calcext:value-type="float">
            <text:p>0.124638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0.122066" calcext:value-type="float">
            <text:p>0.122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_60_17af118a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0.279543" calcext:value-type="float">
            <text:p>0.27954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814271" calcext:value-type="float">
            <text:p>0.0814271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0.0119325" calcext:value-type="float">
            <text:p>0.0119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_80_48c9df8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277747" calcext:value-type="float">
            <text:p>0.27774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202284" calcext:value-type="float">
            <text:p>0.202284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0.0722865" calcext:value-type="float">
            <text:p>0.0722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le-polygon_80_7b8f6c4c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879292" calcext:value-type="float">
            <text:p>0.87929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.737905" calcext:value-type="float">
            <text:p>0.73790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0112825" calcext:value-type="float">
            <text:p>0.0112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_100_4b4ba39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0.320097" calcext:value-type="float">
            <text:p>0.3200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.20368" calcext:value-type="float">
            <text:p>0.2036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0.346447" calcext:value-type="float">
            <text:p>0.3464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_100_4ee8f447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0.249598" calcext:value-type="float">
            <text:p>0.249598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0.0674563" calcext:value-type="float">
            <text:p>0.0674563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0.151548" calcext:value-type="float">
            <text:p>0.1515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mple-polygon_100_6101abad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0.274503" calcext:value-type="float">
            <text:p>0.27450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0.106584" calcext:value-type="float">
            <text:p>0.10658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0.0805269" calcext:value-type="float">
            <text:p>0.0805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ple-polygon_100_cb23308c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0.183568" calcext:value-type="float">
            <text:p>0.183568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0.162244" calcext:value-type="float">
            <text:p>0.162244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0.00107625" calcext:value-type="float">
            <text:p>0.0010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-polygon_150_743d6b9c</text:p>
          </table:table-cell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0.331807" calcext:value-type="float">
            <text:p>0.331807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0.119508" calcext:value-type="float">
            <text:p>0.119508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float" office:value="0.198208" calcext:value-type="float">
            <text:p>0.1982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mple-polygon_150_b42a572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0.20894" calcext:value-type="float">
            <text:p>0.20894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0.056916" calcext:value-type="float">
            <text:p>0.056916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0.210773" calcext:value-type="float">
            <text:p>0.2107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ple-polygon_150_c0cf1e9c</text:p>
          </table:table-cell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0.3394" calcext:value-type="float">
            <text:p>0.3394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0.118339" calcext:value-type="float">
            <text:p>0.118339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0.259481" calcext:value-type="float">
            <text:p>0.259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ple-polygon_150_f24b0f8e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0.353856" calcext:value-type="float">
            <text:p>0.3538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0.0877191" calcext:value-type="float">
            <text:p>0.0877191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0.0464846" calcext:value-type="float">
            <text:p>0.04648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mple-polygon_250_432b4814</text:p>
          </table:table-cell>
          <table:table-cell office:value-type="float" office:value="249" calcext:value-type="float">
            <text:p>249</text:p>
          </table:table-cell>
          <table:table-cell office:value-type="float" office:value="166" calcext:value-type="float">
            <text:p>166</text:p>
          </table:table-cell>
          <table:table-cell office:value-type="float" office:value="0.21446" calcext:value-type="float">
            <text:p>0.21446</text:p>
          </table:table-cell>
          <table:table-cell office:value-type="float" office:value="53" calcext:value-type="float">
            <text:p>53</text:p>
          </table:table-cell>
          <table:table-cell office:value-type="float" office:value="208" calcext:value-type="float">
            <text:p>208</text:p>
          </table:table-cell>
          <table:table-cell office:value-type="float" office:value="0.0563543" calcext:value-type="float">
            <text:p>0.0563543</text:p>
          </table:table-cell>
          <table:table-cell office:value-type="float" office:value="57" calcext:value-type="float">
            <text:p>57</text:p>
          </table:table-cell>
          <table:table-cell office:value-type="float" office:value="231" calcext:value-type="float">
            <text:p>231</text:p>
          </table:table-cell>
          <table:table-cell office:value-type="float" office:value="0.233496" calcext:value-type="float">
            <text:p>0.2334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mple-polygon_250_6e9d9c26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0.0500146" calcext:value-type="float">
            <text:p>0.0500146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0.0313528" calcext:value-type="float">
            <text:p>0.0313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le-polygon_250_c02755d7</text:p>
          </table:table-cell>
          <table:table-cell office:value-type="float" office:value="244" calcext:value-type="float">
            <text:p>244</text:p>
          </table:table-cell>
          <table:table-cell office:value-type="float" office:value="177" calcext:value-type="float">
            <text:p>177</text:p>
          </table:table-cell>
          <table:table-cell office:value-type="float" office:value="0.16989" calcext:value-type="float">
            <text:p>0.16989</text:p>
          </table:table-cell>
          <table:table-cell office:value-type="float" office:value="46" calcext:value-type="float">
            <text:p>46</text:p>
          </table:table-cell>
          <table:table-cell office:value-type="float" office:value="208" calcext:value-type="float">
            <text:p>208</text:p>
          </table:table-cell>
          <table:table-cell office:value-type="float" office:value="0.029611" calcext:value-type="float">
            <text:p>0.029611</text:p>
          </table:table-cell>
          <table:table-cell office:value-type="float" office:value="79" calcext:value-type="float">
            <text:p>79</text:p>
          </table:table-cell>
          <table:table-cell office:value-type="float" office:value="207" calcext:value-type="float">
            <text:p>207</text:p>
          </table:table-cell>
          <table:table-cell office:value-type="float" office:value="0.123433" calcext:value-type="float">
            <text:p>0.123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$2:.B$22])" office:value-type="float" office:value="96.3809523809524" calcext:value-type="float">
            <text:p>96.3809523809524</text:p>
          </table:table-cell>
          <table:table-cell table:formula="of:=AVERAGE([.C$2:.C$22])" office:value-type="float" office:value="60.6666666666667" calcext:value-type="float">
            <text:p>60.6666666666667</text:p>
          </table:table-cell>
          <table:table-cell table:formula="of:=AVERAGE([.D$2:.D$22])" office:value-type="float" office:value="0.384374857142857" calcext:value-type="float">
            <text:p>0.384374857142857</text:p>
          </table:table-cell>
          <table:table-cell table:formula="of:=AVERAGE([.E$2:.E$22])" office:value-type="float" office:value="27.3809523809524" calcext:value-type="float">
            <text:p>27.3809523809524</text:p>
          </table:table-cell>
          <table:table-cell table:formula="of:=AVERAGE([.F$2:.F$22])" office:value-type="float" office:value="64.7619047619048" calcext:value-type="float">
            <text:p>64.7619047619048</text:p>
          </table:table-cell>
          <table:table-cell table:formula="of:=AVERAGE([.G$2:.G$22])" office:value-type="float" office:value="0.249381276190476" calcext:value-type="float">
            <text:p>0.249381276190476</text:p>
          </table:table-cell>
          <table:table-cell table:formula="of:=AVERAGE([.H$2:.H$22])" office:value-type="float" office:value="82.6666666666667" calcext:value-type="float">
            <text:p>82.6666666666667</text:p>
          </table:table-cell>
          <table:table-cell table:formula="of:=AVERAGE([.I$2:.I$22])" office:value-type="float" office:value="86.1904761904762" calcext:value-type="float">
            <text:p>86.1904761904762</text:p>
          </table:table-cell>
          <table:table-cell table:formula="of:=AVERAGE([.J$2:.J$22])" office:value-type="float" office:value="0.103429193333333" calcext:value-type="float">
            <text:p>0.103429193333333</text:p>
          </table:table-cell>
          <table:table-cell table:formula="of:=AVERAGE([.K$2:.K$22])" office:value-type="float" office:value="3.76190476190476" calcext:value-type="float">
            <text:p>3.7619047619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6T17:23:47.152678140</dc:date>
    <meta:editing-duration>PT2M39S</meta:editing-duration>
    <meta:editing-cycles>1</meta:editing-cycles>
    <meta:document-statistic meta:table-count="1" meta:cell-count="253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Non_Convex_Irregular_results.D1:Non_Convex_Irregular_results.D1 Non_Convex_Irregular_results.G1:Non_Convex_Irregular_results.G1 Non_Convex_Irregular_results.J1:Non_Convex_Irregular_results.J1 Non_Convex_Irregular_results.D23:Non_Convex_Irregular_results.D23 Non_Convex_Irregular_results.G23:Non_Convex_Irregular_results.G23 Non_Convex_Irregular_results.J23:Non_Convex_Irregular_results.J23" chart:data-source-has-labels="row" svg:x="0.32cm" svg:y="0.18cm" svg:width="15.36cm" svg:height="8.64cm">
          <chart:coordinate-region svg:x="6.656cm" svg:y="0.18cm" svg:width="8.692cm" svg:height="7.993cm"/>
          <chart:axis chart:dimension="x" chart:name="primary-x" chart:style-name="ch3" chartooo:axis-type="auto">
            <chartooo:date-scale/>
            <chart:categories table:cell-range-address="Non_Convex_Irregular_results.D1:Non_Convex_Irregular_results.D1 Non_Convex_Irregular_results.G1:Non_Convex_Irregular_results.G1 Non_Convex_Irregular_results.J1:Non_Convex_Irregular_results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n_Convex_Irregular_results.D23:Non_Convex_Irregular_results.D23 Non_Convex_Irregular_results.G23:Non_Convex_Irregular_results.G23 Non_Convex_Irregular_results.J23:Non_Convex_Irregular_results.J2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Search Convergence Rate</text:p>
                <draw:g>
                  <svg:desc>Non_Convex_Irregular_results.D1:Non_Convex_Irregular_results.D1 Non_Convex_Irregular_results.G1:Non_Convex_Irregular_results.G1 Non_Convex_Irregular_results.J1:Non_Convex_Irregular_results.J1</svg:desc>
                </draw:g>
              </table:table-cell>
              <table:table-cell office:value-type="string">
                <text:p>Simulated Annealing Convergence Rate</text:p>
              </table:table-cell>
              <table:table-cell office:value-type="string">
                <text:p>Ant Colony Convergence Rat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84374857142857">
                <text:p>0.384374857142857</text:p>
                <draw:g>
                  <svg:desc>Non_Convex_Irregular_results.D23:Non_Convex_Irregular_results.D23 Non_Convex_Irregular_results.G23:Non_Convex_Irregular_results.G23 Non_Convex_Irregular_results.J23:Non_Convex_Irregular_results.J23</svg:desc>
                </draw:g>
              </table:table-cell>
              <table:table-cell office:value-type="float" office:value="0.249381276190476">
                <text:p>0.249381276190476</text:p>
              </table:table-cell>
              <table:table-cell office:value-type="float" office:value="0.103429193333333">
                <text:p>0.10342919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Non_Convex_Irregular_results.B1:Non_Convex_Irregular_results.C1 Non_Convex_Irregular_results.E1:Non_Convex_Irregular_results.F1 Non_Convex_Irregular_results.H1:Non_Convex_Irregular_results.I1 Non_Convex_Irregular_results.K1:Non_Convex_Irregular_results.K1 Non_Convex_Irregular_results.B23:Non_Convex_Irregular_results.C23 Non_Convex_Irregular_results.E23:Non_Convex_Irregular_results.F23 Non_Convex_Irregular_results.H23:Non_Convex_Irregular_results.I23 Non_Convex_Irregular_results.K23:Non_Convex_Irregular_results.K23" chart:data-source-has-labels="row" svg:x="0.32cm" svg:y="0.18cm" svg:width="15.36cm" svg:height="8.64cm">
          <chart:coordinate-region svg:x="1.798cm" svg:y="0.379cm" svg:width="13.833cm" svg:height="3.887cm"/>
          <chart:axis chart:dimension="x" chart:name="primary-x" chart:style-name="ch3" chartooo:axis-type="auto">
            <chartooo:date-scale/>
            <chart:categories table:cell-range-address="Non_Convex_Irregular_results.B1:Non_Convex_Irregular_results.C1 Non_Convex_Irregular_results.E1:Non_Convex_Irregular_results.F1 Non_Convex_Irregular_results.H1:Non_Convex_Irregular_results.I1 Non_Convex_Irregular_results.K1:Non_Convex_Irregular_results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n_Convex_Irregular_results.B23:Non_Convex_Irregular_results.C23 Non_Convex_Irregular_results.E23:Non_Convex_Irregular_results.F23 Non_Convex_Irregular_results.H23:Non_Convex_Irregular_results.I23 Non_Convex_Irregular_results.K23:Non_Convex_Irregular_results.K23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 obtuse triangles</text:p>
                <draw:g>
                  <svg:desc>Non_Convex_Irregular_results.B1:Non_Convex_Irregular_results.C1 Non_Convex_Irregular_results.E1:Non_Convex_Irregular_results.F1 Non_Convex_Irregular_results.H1:Non_Convex_Irregular_results.I1 Non_Convex_Irregular_results.K1:Non_Convex_Irregular_results.K1</svg:desc>
                </draw:g>
              </table:table-cell>
              <table:table-cell office:value-type="string">
                <text:p>Local Search obtuse triangles</text:p>
              </table:table-cell>
              <table:table-cell office:value-type="string">
                <text:p>Local Search Steiner points</text:p>
              </table:table-cell>
              <table:table-cell office:value-type="string">
                <text:p>Simulated Annealing obtuse triangles</text:p>
              </table:table-cell>
              <table:table-cell office:value-type="string">
                <text:p>Simulated Annealing Steiner points</text:p>
              </table:table-cell>
              <table:table-cell office:value-type="string">
                <text:p>Ant Colony obtuse triangles</text:p>
              </table:table-cell>
              <table:table-cell office:value-type="string">
                <text:p>Ant Colony Steiner points</text:p>
              </table:table-cell>
            </table:table-row>
          </table:table-header-rows>
          <table:table-rows>
            <table:table-row>
              <table:table-cell office:value-type="string">
                <text:p>Row 23 Row 23 Row 23 Row 23</text:p>
                <draw:g>
                  <svg:desc/>
                </draw:g>
              </table:table-cell>
              <table:table-cell office:value-type="float" office:value="96.3809523809524">
                <text:p>96.3809523809524</text:p>
                <draw:g>
                  <svg:desc>Non_Convex_Irregular_results.B23:Non_Convex_Irregular_results.C23 Non_Convex_Irregular_results.E23:Non_Convex_Irregular_results.F23 Non_Convex_Irregular_results.H23:Non_Convex_Irregular_results.I23 Non_Convex_Irregular_results.K23:Non_Convex_Irregular_results.K23</svg:desc>
                </draw:g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27.3809523809524">
                <text:p>27.3809523809524</text:p>
              </table:table-cell>
              <table:table-cell office:value-type="float" office:value="64.7619047619048">
                <text:p>64.7619047619048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86.1904761904762">
                <text:p>86.1904761904762</text:p>
              </table:table-cell>
              <table:table-cell office:value-type="float" office:value="3.76190476190476">
                <text:p>3.76190476190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